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EPPSP_5.2.2 cycle3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2" table:default-cell-style-name="Default"/>
        <table:table-column table:style-name="co6" table:default-cell-style-name="ce25"/>
        <table:table-column table:style-name="co6" table:number-columns-repeated="7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355];&quot;High&quot;;[.D5:.D355])" office:value-type="float" office:value="1668">
            <text:p>1668</text:p>
          </table:table-cell>
          <table:table-cell table:style-name="Default" table:formula="of:=SUMPRODUCT(([.C5:.C355]=&quot;High&quot;)*([.E5:.E355]=&quot;x&quot;)*[.D5:.D355])" office:value-type="float" office:value="418">
            <text:p>418</text:p>
          </table:table-cell>
          <table:table-cell table:formula="of:=SUMPRODUCT(([.C5:.C355]=&quot;High&quot;)*([.F5:.F355]=&quot;x&quot;)*[.D5:.D355])" office:value-type="float" office:value="416">
            <text:p>416</text:p>
          </table:table-cell>
          <table:table-cell table:formula="of:=SUMPRODUCT(([.C5:.C355]=&quot;High&quot;)*([.G5:.G355]=&quot;x&quot;)*[.D5:.D355])" office:value-type="float" office:value="419">
            <text:p>419</text:p>
          </table:table-cell>
          <table:table-cell table:style-name="Default" table:formula="of:=SUMPRODUCT(([.C5:.C355]=&quot;High&quot;)*([.H5:.H355]=&quot;x&quot;)*[.D5:.D355])" office:value-type="float" office:value="415">
            <text:p>415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355];&quot;Medium&quot;;[.D5:.D355])" office:value-type="float" office:value="2021">
            <text:p>2021</text:p>
          </table:table-cell>
          <table:table-cell table:style-name="Default" table:formula="of:=SUMPRODUCT(([.C5:.C355]=&quot;Medium&quot;)*([.E5:.E355]=&quot;x&quot;)*[.D5:.D355])" office:value-type="float" office:value="0">
            <text:p>0</text:p>
          </table:table-cell>
          <table:table-cell table:formula="of:=SUMPRODUCT(([.C5:.C355]=&quot;Medium&quot;)*([.F5:.F355]=&quot;x&quot;)*[.D5:.D355])" office:value-type="float" office:value="0">
            <text:p>0</text:p>
          </table:table-cell>
          <table:table-cell table:formula="of:=SUMPRODUCT(([.C5:.C355]=&quot;Medium&quot;)*([.G5:.G355]=&quot;x&quot;)*[.D5:.D355])" office:value-type="float" office:value="0">
            <text:p>0</text:p>
          </table:table-cell>
          <table:table-cell table:style-name="Default" table:formula="of:=SUMPRODUCT(([.C5:.C355]=&quot;Medium&quot;)*([.H5:.H355]=&quot;x&quot;)*[.D5:.D355])" office:value-type="float" office:value="0">
            <text:p>0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355];&quot;Low&quot;;[.D5:.D355])" office:value-type="float" office:value="1208">
            <text:p>1208</text:p>
          </table:table-cell>
          <table:table-cell table:style-name="Default" table:formula="of:=SUMPRODUCT(([.C5:.C355]=&quot;Low&quot;)*([.E5:.E355]=&quot;x&quot;)*[.D5:.D355])" office:value-type="float" office:value="0">
            <text:p>0</text:p>
          </table:table-cell>
          <table:table-cell table:formula="of:=SUMPRODUCT(([.C5:.C355]=&quot;Low&quot;)*([.F5:.F355]=&quot;x&quot;)*[.D5:.D355])" office:value-type="float" office:value="0">
            <text:p>0</text:p>
          </table:table-cell>
          <table:table-cell table:formula="of:=SUMPRODUCT(([.C5:.C355]=&quot;Low&quot;)*([.G5:.G355]=&quot;x&quot;)*[.D5:.D355])" office:value-type="float" office:value="0">
            <text:p>0</text:p>
          </table:table-cell>
          <table:table-cell table:style-name="Default" table:formula="of:=SUMPRODUCT(([.C5:.C355]=&quot;Low&quot;)*([.H5:.H355]=&quot;x&quot;)*[.D5:.D355])" office:value-type="float" office:value="0">
            <text:p>0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30" table:number-columns-repeated="49"/>
        </table:table-row>
        <table:table-row table:style-name="ro1">
          <table:table-cell table:style-name="ce25" office:value-type="string">
            <text:p>FNC_ECMS_ADM_ACT_01</text:p>
          </table:table-cell>
          <table:table-cell table:style-name="ce25" office:value-type="string">
            <text:p>FuncTest - Add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Advanced_Configuration\Create Action 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ACT_01</text:p>
          </table:table-cell>
          <table:table-cell table:style-name="ce25" office:value-type="string">
            <text:p>FuncTest - Add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Advanced_Configuration\Create Action 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ACT_01</text:p>
          </table:table-cell>
          <table:table-cell table:style-name="ce25" office:value-type="string">
            <text:p>FuncTest - Add </text:p>
          </table:table-cell>
          <table:table-cell office:value-type="string">
            <text:p>Low</text:p>
          </table:table-cell>
          <table:table-cell table:style-name="ce29" office:value-type="float" office:value="17">
            <text:p>17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Advanced_Configuration\Create Action 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Categories &amp; Tags\Manage Categories 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3"/>
          <table:table-cell table:style-name="Default"/>
          <table:table-cell office:value-type="string">
            <text:p>ECMS\Admin\Categories &amp; Tags\Manage Categories 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Categories &amp; Tags\Manage Categories 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CAT_02</text:p>
          </table:table-cell>
          <table:table-cell table:style-name="ce25" office:value-type="string">
            <text:p>FuncTest - Display</text:p>
          </table:table-cell>
          <table:table-cell office:value-type="string">
            <text:p>High</text:p>
          </table:table-cell>
          <table:table-cell table:style-name="ce29" office:value-type="float" office:value="19">
            <text:p>19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Categories &amp; Tags\Manage Categories \Displa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CAT_02</text:p>
          </table:table-cell>
          <table:table-cell table:style-name="ce25" office:value-type="string">
            <text:p>FuncTest - Displa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ategories &amp; Tags\Manage Categories \Displa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CAT_02</text:p>
          </table:table-cell>
          <table:table-cell table:style-name="ce25" office:value-type="string">
            <text:p>FuncTest - Displa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ategories &amp; Tags\Manage Categories \Displa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High</text:p>
          </table:table-cell>
          <table:table-cell office:value-type="float" office:value="37">
            <text:p>37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Categories &amp; Tags\Manage Categories \Category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Default"/>
          <table:table-cell office:value-type="string">
            <text:p>ECMS\Admin\Categories &amp; Tags\Manage Categories \Category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Categories &amp; Tags\Manage Categories \Category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CAT_04</text:p>
          </table:table-cell>
          <table:table-cell table:style-name="ce25" office:value-type="string">
            <text:p>FuncTest - Category\Action</text:p>
          </table:table-cell>
          <table:table-cell office:value-type="string">
            <text:p>High</text:p>
          </table:table-cell>
          <table:table-cell table:style-name="ce29" office:value-type="float" office:value="31">
            <text:p>3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Categories &amp; Tags\Manage Categories \Category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CAT_04</text:p>
          </table:table-cell>
          <table:table-cell table:style-name="ce25" office:value-type="string">
            <text:p>FuncTest - Category\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ategories &amp; Tags\Manage Categories \Category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CAT_04</text:p>
          </table:table-cell>
          <table:table-cell table:style-name="ce25" office:value-type="string">
            <text:p>FuncTest - Category\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ategories &amp; Tags\Manage Categories \Category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High</text:p>
          </table:table-cell>
          <table:table-cell office:value-type="float" office:value="14">
            <text:p>14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Content_Presentation\\Manage Drives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Medium</text:p>
          </table:table-cell>
          <table:table-cell office:value-type="float" office:value="17">
            <text:p>17</text:p>
          </table:table-cell>
          <table:table-cell table:number-columns-repeated="3"/>
          <table:table-cell table:style-name="Default"/>
          <table:table-cell office:value-type="string">
            <text:p>ECMS\Admin\Content_Presentation\\Manage Drives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Content_Presentation\\Manage Drives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DRI_02</text:p>
          </table:table-cell>
          <table:table-cell table:style-name="ce25" office:value-type="string">
            <text:p>FuncTest - Check</text:p>
          </table:table-cell>
          <table:table-cell office:value-type="string">
            <text:p>High</text:p>
          </table:table-cell>
          <table:table-cell table:style-name="ce29" office:value-type="float" office:value="13">
            <text:p>13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Content_Presentation\Manage Drives\Displa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DRI_02</text:p>
          </table:table-cell>
          <table:table-cell table:style-name="ce25" office:value-type="string">
            <text:p>FuncTest - Che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Presentation\Manage Drives\Displa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DRI_02</text:p>
          </table:table-cell>
          <table:table-cell table:style-name="ce25" office:value-type="string">
            <text:p>FuncTest - Chec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Presentation\Manage Drives\Displa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LOC_02</text:p>
          </table:table-cell>
          <table:table-cell table:style-name="ce25" office:value-type="string">
            <text:p>FuncTest - Permission</text:p>
          </table:table-cell>
          <table:table-cell office:value-type="string">
            <text:p>High</text:p>
          </table:table-cell>
          <table:table-cell table:style-name="ce29" office:value-type="float" office:value="15">
            <text:p>15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Advanced_Configuration\Manage_Locks\Permiss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LOC_02</text:p>
          </table:table-cell>
          <table:table-cell table:style-name="ce25" office:value-type="string">
            <text:p>FuncTest - Permiss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Advanced_Configuration\Manage_Locks\Permiss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LOC_02</text:p>
          </table:table-cell>
          <table:table-cell table:style-name="ce25" office:value-type="string">
            <text:p>FuncTest - Permiss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Advanced_Configuration\Manage_Locks\Permiss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Content_Presentation\Manage Metadata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Content_Presentation\Manage Metadata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/>
          <table:table-cell office:value-type="string">
            <text:p>ECMS\Admin\Content_Presentation\Manage Metadata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MET_02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Content_Presentation\Manage Metadata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MET_02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Presentation\Manage Metadata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MET_02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Presentation\Manage Metadata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Content_Presentation\Manage Metadata\Dele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Content_Presentation\Manage Metadata\Dele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/>
          <table:table-cell office:value-type="string">
            <text:p>ECMS\Admin\Content_Presentation\Manage Metadata\Dele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NAM_01</text:p>
          </table:table-cell>
          <table:table-cell table:style-name="ce25" office:value-type="string">
            <text:p>FuncTest - Regist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NAM_01</text:p>
          </table:table-cell>
          <table:table-cell table:style-name="ce25" office:value-type="string">
            <text:p>FuncTest - Register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NAM_01</text:p>
          </table:table-cell>
          <table:table-cell table:style-name="ce25" office:value-type="string">
            <text:p>FuncTest - Register</text:p>
          </table:table-cell>
          <table:table-cell office:value-type="string">
            <text:p>Low</text:p>
          </table:table-cell>
          <table:table-cell table:style-name="ce29" office:value-type="float" office:value="15">
            <text:p>15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Content_Types \Manage Node Type\Ad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Default"/>
          <table:table-cell office:value-type="string">
            <text:p>ECMS\Admin\Content_Types \Manage Node Type\Ad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71">
            <text:p>71</text:p>
          </table:table-cell>
          <table:table-cell table:number-columns-repeated="3"/>
          <table:table-cell table:style-name="Default"/>
          <table:table-cell office:value-type="string">
            <text:p>ECMS\Admin\Content_Types \Manage Node Type\Ad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NOD_02</text:p>
          </table:table-cell>
          <table:table-cell table:style-name="ce25" office:value-type="string">
            <text:p>FuncTest - Export_Impor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Content_Types \Manage Node Type\Export_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NOD_02</text:p>
          </table:table-cell>
          <table:table-cell table:style-name="ce25" office:value-type="string">
            <text:p>FuncTest - Export_Import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Types \Manage Node Type\Export_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NOD_02</text:p>
          </table:table-cell>
          <table:table-cell table:style-name="ce25" office:value-type="string">
            <text:p>FuncTest - Export_Import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Types \Manage Node Type\Export_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Content_Types \Manage Node Type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Content_Types \Manage Node Type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Content_Types \Manage Node Type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QUE_01</text:p>
          </table:table-cell>
          <table:table-cell table:style-name="ce25" office:value-type="string">
            <text:p>FuncTest - Add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Advanced_Configuration\Manage Queries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QUE_01</text:p>
          </table:table-cell>
          <table:table-cell table:style-name="ce25" office:value-type="string">
            <text:p>FuncTest - Add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Advanced_Configuration\Manage Queries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QUE_01</text:p>
          </table:table-cell>
          <table:table-cell table:style-name="ce25" office:value-type="string">
            <text:p>FuncTest - Add </text:p>
          </table:table-cell>
          <table:table-cell office:value-type="string">
            <text:p>Low</text:p>
          </table:table-cell>
          <table:table-cell table:style-name="ce29" office:value-type="float" office:value="27">
            <text:p>27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Advanced_Configuration\Manage Queries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Advanced_Configuration\Manage Queries\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Default"/>
          <table:table-cell office:value-type="string">
            <text:p>ECMS\Admin\Advanced_Configuration\Manage Queries\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Advanced_Configuration\Manage Queries\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QUE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Advanced_Configuration\Manage Queries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QUE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Advanced_Configuration\Manage Queries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QUE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Advanced_Configuration\Manage Queries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Advanced_Configuration\Manage Script\ECM Scrip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Default"/>
          <table:table-cell office:value-type="string">
            <text:p>ECMS\Admin\Advanced_Configuration\Manage Script\ECM Scrip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Low</text:p>
          </table:table-cell>
          <table:table-cell office:value-type="float" office:value="18">
            <text:p>18</text:p>
          </table:table-cell>
          <table:table-cell table:number-columns-repeated="3"/>
          <table:table-cell table:style-name="Default"/>
          <table:table-cell office:value-type="string">
            <text:p>ECMS\Admin\Advanced_Configuration\Manage Script\ECM Scrip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TAG_01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Categories &amp; Tags\Manage Tags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TAG_01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18">
            <text:p>18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ategories &amp; Tags\Manage Tags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TAG_01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ategories &amp; Tags\Manage Tags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Categories &amp; Tags\Manage Tags\ 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Default"/>
          <table:table-cell office:value-type="string">
            <text:p>ECMS\Admin\Categories &amp; Tags\Manage Tags\ 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Categories &amp; Tags\Manage Tags\ 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TEM_01</text:p>
          </table:table-cell>
          <table:table-cell table:style-name="ce25" office:value-type="string">
            <text:p>FuncTest - Add 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Content_Presentation\Manage Templates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TEM_01</text:p>
          </table:table-cell>
          <table:table-cell table:style-name="ce25" office:value-type="string">
            <text:p>FuncTest - Add 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Presentation\Manage Templates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TEM_01</text:p>
          </table:table-cell>
          <table:table-cell table:style-name="ce25" office:value-type="string">
            <text:p>FuncTest - Add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Presentation\Manage Templates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Content_Presentation\Manage Templates\Edit\Dialo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Medium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Default"/>
          <table:table-cell office:value-type="string">
            <text:p>ECMS\Admin\Content_Presentation\Manage Templates\Edit\Dialo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Content_Presentation\Manage Templates\Edit\Dialo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TEM_03</text:p>
          </table:table-cell>
          <table:table-cell table:style-name="ce25" office:value-type="string">
            <text:p>FuncTest - Edit\View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Content_Presentation\Manage Templates\Edit\View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TEM_03</text:p>
          </table:table-cell>
          <table:table-cell table:style-name="ce25" office:value-type="string">
            <text:p>FuncTest - Edit\View </text:p>
          </table:table-cell>
          <table:table-cell office:value-type="string">
            <text:p>Medium</text:p>
          </table:table-cell>
          <table:table-cell table:style-name="ce29" office:value-type="float" office:value="29">
            <text:p>29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Presentation\Manage Templates\Edit\View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TEM_03</text:p>
          </table:table-cell>
          <table:table-cell table:style-name="ce25" office:value-type="string">
            <text:p>FuncTest - Edit\View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Presentation\Manage Templates\Edit\View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Content_Presentation\Manage Templates\Edit\CS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Medium</text:p>
          </table:table-cell>
          <table:table-cell office:value-type="float" office:value="31">
            <text:p>31</text:p>
          </table:table-cell>
          <table:table-cell table:number-columns-repeated="3"/>
          <table:table-cell table:style-name="Default"/>
          <table:table-cell office:value-type="string">
            <text:p>ECMS\Admin\Content_Presentation\Manage Templates\Edit\CS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Content_Presentation\Manage Templates\Edit\CS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VIE_01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Admin\Content_Presentation\Manage View\View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VIE_01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44">
            <text:p>44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Presentation\Manage View\View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ADM_VIE_01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ECMS\Admin\Content_Presentation\Manage View\View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Admin\Content_Presentation\Manage View\ECM Templ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Medium</text:p>
          </table:table-cell>
          <table:table-cell office:value-type="float" office:value="19">
            <text:p>19</text:p>
          </table:table-cell>
          <table:table-cell table:number-columns-repeated="3"/>
          <table:table-cell table:style-name="Default"/>
          <table:table-cell office:value-type="string">
            <text:p>ECMS\Admin\Content_Presentation\Manage View\ECM Templ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ECMS\Admin\Content_Presentation\Manage View\ECM Templ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1</text:p>
          </table:table-cell>
          <table:table-cell table:style-name="ce25" office:value-type="string">
            <text:p>FuncTest - Copy/paste</text:p>
          </table:table-cell>
          <table:table-cell office:value-type="string">
            <text:p>High</text:p>
          </table:table-cell>
          <table:table-cell table:style-name="ce29" office:value-type="float" office:value="100">
            <text:p>10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DMS\Site Explorer\Basic Action\Copy 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01</text:p>
          </table:table-cell>
          <table:table-cell table:style-name="ce25" office:value-type="string">
            <text:p>FuncTest - Copy/paste</text:p>
          </table:table-cell>
          <table:table-cell office:value-type="string">
            <text:p>Medium</text:p>
          </table:table-cell>
          <table:table-cell table:style-name="ce29" office:value-type="float" office:value="128">
            <text:p>128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Copy 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01</text:p>
          </table:table-cell>
          <table:table-cell table:style-name="ce25" office:value-type="string">
            <text:p>FuncTest - Copy/paste</text:p>
          </table:table-cell>
          <table:table-cell office:value-type="string">
            <text:p>Low</text:p>
          </table:table-cell>
          <table:table-cell table:style-name="ce29" office:value-type="float" office:value="36">
            <text:p>36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Copy 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High</text:p>
          </table:table-cell>
          <table:table-cell office:value-type="float" office:value="64">
            <text:p>64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DMS\Site Explorer\Basic Action\Cut 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Medium</text:p>
          </table:table-cell>
          <table:table-cell office:value-type="float" office:value="35">
            <text:p>35</text:p>
          </table:table-cell>
          <table:table-cell table:number-columns-repeated="3"/>
          <table:table-cell table:style-name="Default"/>
          <table:table-cell office:value-type="string">
            <text:p>DMS\Site Explorer\Basic Action\Cut 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DMS\Site Explorer\Basic Action\Cut 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3</text:p>
          </table:table-cell>
          <table:table-cell table:style-name="ce25" office:value-type="string">
            <text:p>FuncTest - Drag and drop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DMS\Site Explorer\Basic Action\Drag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03</text:p>
          </table:table-cell>
          <table:table-cell table:style-name="ce25" office:value-type="string">
            <text:p>FuncTest - Drag and drop</text:p>
          </table:table-cell>
          <table:table-cell office:value-type="string">
            <text:p>Medium</text:p>
          </table:table-cell>
          <table:table-cell table:style-name="ce29" office:value-type="float" office:value="103">
            <text:p>103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Drag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03</text:p>
          </table:table-cell>
          <table:table-cell table:style-name="ce25" office:value-type="string">
            <text:p>FuncTest - Drag and drop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Drag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DMS\Site Explorer\Basic Action\Clip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Medium</text:p>
          </table:table-cell>
          <table:table-cell office:value-type="float" office:value="74">
            <text:p>74</text:p>
          </table:table-cell>
          <table:table-cell table:number-columns-repeated="3"/>
          <table:table-cell table:style-name="Default"/>
          <table:table-cell office:value-type="string">
            <text:p>DMS\Site Explorer\Basic Action\Clip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DMS\Site Explorer\Basic Action\Clip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5</text:p>
          </table:table-cell>
          <table:table-cell table:style-name="ce25" office:value-type="string">
            <text:p>FuncTest - Delete node</text:p>
          </table:table-cell>
          <table:table-cell office:value-type="string">
            <text:p>High</text:p>
          </table:table-cell>
          <table:table-cell table:style-name="ce29" office:value-type="float" office:value="13">
            <text:p>13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DMS\Site Explorer\Basic Action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05</text:p>
          </table:table-cell>
          <table:table-cell table:style-name="ce25" office:value-type="string">
            <text:p>FuncTest - Delete node</text:p>
          </table:table-cell>
          <table:table-cell office:value-type="string">
            <text:p>Medium</text:p>
          </table:table-cell>
          <table:table-cell table:style-name="ce29" office:value-type="float" office:value="30">
            <text:p>3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05</text:p>
          </table:table-cell>
          <table:table-cell table:style-name="ce25" office:value-type="string">
            <text:p>FuncTest - Delete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High</text:p>
          </table:table-cell>
          <table:table-cell office:value-type="float" office:value="29">
            <text:p>29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DMS\Site Explorer\Basic Action\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DMS\Site Explorer\Basic Action\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DMS\Site Explorer\Basic Action\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7</text:p>
          </table:table-cell>
          <table:table-cell table:style-name="ce25" office:value-type="string">
            <text:p>FuncTest - Multi selec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DMS\Site Explorer\Basic Action\Multi Sele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07</text:p>
          </table:table-cell>
          <table:table-cell table:style-name="ce25" office:value-type="string">
            <text:p>FuncTest - Multi select</text:p>
          </table:table-cell>
          <table:table-cell office:value-type="string">
            <text:p>Medium</text:p>
          </table:table-cell>
          <table:table-cell table:style-name="ce29" office:value-type="float" office:value="45">
            <text:p>45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Multi Sele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07</text:p>
          </table:table-cell>
          <table:table-cell table:style-name="ce25" office:value-type="string">
            <text:p>FuncTest - Multi sele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Multi Sele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DMS\Site Explorer\Basic Action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Medium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Default"/>
          <table:table-cell office:value-type="string">
            <text:p>DMS\Site Explorer\Basic Action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DMS\Site Explorer\Basic Action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9</text:p>
          </table:table-cell>
          <table:table-cell table:style-name="ce25" office:value-type="string">
            <text:p>FuncTest - Edit </text:p>
          </table:table-cell>
          <table:table-cell office:value-type="string">
            <text:p>High</text:p>
          </table:table-cell>
          <table:table-cell table:style-name="ce29" office:value-type="float" office:value="150">
            <text:p>15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DMS\Site Explorer\Basic Action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09</text:p>
          </table:table-cell>
          <table:table-cell table:style-name="ce25" office:value-type="string">
            <text:p>FuncTest - Edit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09</text:p>
          </table:table-cell>
          <table:table-cell table:style-name="ce25" office:value-type="string">
            <text:p>FuncTest - Edi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office:value-type="string">
            <text:p>DMS\Site Explorer\Basic Action\View webDA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Medium</text:p>
          </table:table-cell>
          <table:table-cell office:value-type="float" office:value="59">
            <text:p>59</text:p>
          </table:table-cell>
          <table:table-cell table:style-name="Default"/>
          <table:table-cell table:number-columns-repeated="3"/>
          <table:table-cell office:value-type="string">
            <text:p>DMS\Site Explorer\Basic Action\View webDA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DMS\Site Explorer\Basic Action\View webDA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11</text:p>
          </table:table-cell>
          <table:table-cell table:style-name="ce25" office:value-type="string">
            <text:p>FuncTest - Add symlink for node</text:p>
          </table:table-cell>
          <table:table-cell office:value-type="string">
            <text:p>High</text:p>
          </table:table-cell>
          <table:table-cell table:style-name="ce29" office:value-type="float" office:value="159">
            <text:p>159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DMS\Site Explorer\Basic Action\Add Symlin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11</text:p>
          </table:table-cell>
          <table:table-cell table:style-name="ce25" office:value-type="string">
            <text:p>FuncTest - Add symlink for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Add Symlin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11</text:p>
          </table:table-cell>
          <table:table-cell table:style-name="ce25" office:value-type="string">
            <text:p>FuncTest - Add symlink for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Add Symlin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office:value-type="string">
            <text:p>DMS\Site Explorer\Basic Action\Add_favor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Medium</text:p>
          </table:table-cell>
          <table:table-cell office:value-type="float" office:value="23">
            <text:p>23</text:p>
          </table:table-cell>
          <table:table-cell table:style-name="Default"/>
          <table:table-cell table:number-columns-repeated="3"/>
          <table:table-cell office:value-type="string">
            <text:p>DMS\Site Explorer\Basic Action\Add_favor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DMS\Site Explorer\Basic Action\Add_favor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14</text:p>
          </table:table-cell>
          <table:table-cell table:style-name="ce25" office:value-type="string">
            <text:p>FuncTest - Shor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DMS\Site Explorer\Basic Action\Sh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14</text:p>
          </table:table-cell>
          <table:table-cell table:style-name="ce25" office:value-type="string">
            <text:p>FuncTest - Short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Sh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CTION_14</text:p>
          </table:table-cell>
          <table:table-cell table:style-name="ce25" office:value-type="string">
            <text:p>FuncTest - Short</text:p>
          </table:table-cell>
          <table:table-cell office:value-type="string">
            <text:p>Low</text:p>
          </table:table-cell>
          <table:table-cell table:style-name="ce29" office:value-type="float" office:value="13">
            <text:p>13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Basic Action\Sh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High</text:p>
          </table:table-cell>
          <table:table-cell office:value-type="float" office:value="21">
            <text:p>2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office:value-type="string">
            <text:p>DMS\Site Explorer\Other check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Medium</text:p>
          </table:table-cell>
          <table:table-cell office:value-type="float" office:value="92">
            <text:p>92</text:p>
          </table:table-cell>
          <table:table-cell table:style-name="Default"/>
          <table:table-cell table:number-columns-repeated="3"/>
          <table:table-cell office:value-type="string">
            <text:p>DMS\Site Explorer\Other check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Low</text:p>
          </table:table-cell>
          <table:table-cell office:value-type="float" office:value="29">
            <text:p>29</text:p>
          </table:table-cell>
          <table:table-cell table:style-name="Default"/>
          <table:table-cell table:number-columns-repeated="3"/>
          <table:table-cell office:value-type="string">
            <text:p>DMS\Site Explorer\Other check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1</text:p>
          </table:table-cell>
          <table:table-cell table:style-name="ce25" office:value-type="string">
            <text:p>FuncTest - Activate vers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DMS\Site Explorer\Admin \Versions\Activ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DMIN_01</text:p>
          </table:table-cell>
          <table:table-cell table:style-name="ce25" office:value-type="string">
            <text:p>FuncTest - Activate version</text:p>
          </table:table-cell>
          <table:table-cell office:value-type="string">
            <text:p>Medium</text:p>
          </table:table-cell>
          <table:table-cell table:style-name="ce29" office:value-type="float" office:value="17">
            <text:p>17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Admin \Versions\Activ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DMIN_01</text:p>
          </table:table-cell>
          <table:table-cell table:style-name="ce25" office:value-type="string">
            <text:p>FuncTest - Activate version</text:p>
          </table:table-cell>
          <table:table-cell office:value-type="string">
            <text:p>Low</text:p>
          </table:table-cell>
          <table:table-cell table:style-name="ce29" office:value-type="float" office:value="21">
            <text:p>21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Admin \Versions\Activ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office:value-type="string">
            <text:p>DMS\Site Explorer\Admin \Versions\Manage ver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DMS\Site Explorer\Admin \Versions\Manage ver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Low</text:p>
          </table:table-cell>
          <table:table-cell office:value-type="float" office:value="55">
            <text:p>55</text:p>
          </table:table-cell>
          <table:table-cell table:style-name="Default"/>
          <table:table-cell table:number-columns-repeated="3"/>
          <table:table-cell office:value-type="string">
            <text:p>DMS\Site Explorer\Admin \Versions\Manage ver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3</text:p>
          </table:table-cell>
          <table:table-cell table:style-name="ce25" office:value-type="string">
            <text:p>FuncTest - Manage publication</text:p>
          </table:table-cell>
          <table:table-cell office:value-type="string">
            <text:p>High</text:p>
          </table:table-cell>
          <table:table-cell table:style-name="ce29" office:value-type="float" office:value="42">
            <text:p>4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DMS\Site Explorer Publication\Publication Statu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DMIN_03</text:p>
          </table:table-cell>
          <table:table-cell table:style-name="ce25" office:value-type="string">
            <text:p>FuncTest - Manage publication</text:p>
          </table:table-cell>
          <table:table-cell office:value-type="string">
            <text:p>Medium</text:p>
          </table:table-cell>
          <table:table-cell table:style-name="ce29" office:value-type="float" office:value="32">
            <text:p>32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 Publication\Publication Statu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DMIN_03</text:p>
          </table:table-cell>
          <table:table-cell table:style-name="ce25" office:value-type="string">
            <text:p>FuncTest - Manage public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 Publication\Publication Statu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office:value-type="string">
            <text:p>DMS\Site Explorer\Admin \Manage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Medium</text:p>
          </table:table-cell>
          <table:table-cell office:value-type="float" office:value="39">
            <text:p>39</text:p>
          </table:table-cell>
          <table:table-cell table:style-name="Default"/>
          <table:table-cell table:number-columns-repeated="3"/>
          <table:table-cell office:value-type="string">
            <text:p>DMS\Site Explorer\Admin \Manage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office:value-type="string">
            <text:p>DMS\Site Explorer\Admin \Manage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5</text:p>
          </table:table-cell>
          <table:table-cell table:style-name="ce25" office:value-type="string">
            <text:p>FuncTest - Manage rel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DMS\Site Explorer\Admin\Manage 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DMIN_05</text:p>
          </table:table-cell>
          <table:table-cell table:style-name="ce25" office:value-type="string">
            <text:p>FuncTest - Manage rel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Admin\Manage 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DMIN_05</text:p>
          </table:table-cell>
          <table:table-cell table:style-name="ce25" office:value-type="string">
            <text:p>FuncTest - Manage relation</text:p>
          </table:table-cell>
          <table:table-cell office:value-type="string">
            <text:p>Low</text:p>
          </table:table-cell>
          <table:table-cell table:style-name="ce29" office:value-type="float" office:value="73">
            <text:p>73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Admin\Manage 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office:value-type="string">
            <text:p>DMS\Site Explorer\Admin \Manage 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DMS\Site Explorer\Admin \Manage 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Low</text:p>
          </table:table-cell>
          <table:table-cell office:value-type="float" office:value="142">
            <text:p>142</text:p>
          </table:table-cell>
          <table:table-cell table:style-name="Default"/>
          <table:table-cell table:number-columns-repeated="3"/>
          <table:table-cell office:value-type="string">
            <text:p>DMS\Site Explorer\Admin \Manage 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7</text:p>
          </table:table-cell>
          <table:table-cell table:style-name="ce25" office:value-type="string">
            <text:p>FuncTest - Manage Node propert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DMS\Site Explorer\Admin\Node Propert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DMIN_07</text:p>
          </table:table-cell>
          <table:table-cell table:style-name="ce25" office:value-type="string">
            <text:p>FuncTest - Manage Node property</text:p>
          </table:table-cell>
          <table:table-cell office:value-type="string">
            <text:p>Medium</text:p>
          </table:table-cell>
          <table:table-cell table:style-name="ce29" office:value-type="float" office:value="28">
            <text:p>28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Admin\Node Propert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DMIN_07</text:p>
          </table:table-cell>
          <table:table-cell table:style-name="ce25" office:value-type="string">
            <text:p>FuncTest - Manage Node property</text:p>
          </table:table-cell>
          <table:table-cell office:value-type="string">
            <text:p>Low</text:p>
          </table:table-cell>
          <table:table-cell table:style-name="ce29" office:value-type="float" office:value="44">
            <text:p>44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Admin\Node Propert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High</text:p>
          </table:table-cell>
          <table:table-cell office:value-type="float" office:value="21">
            <text:p>2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office:value-type="string">
            <text:p>DMS\Site Explorer\Admin \Ex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DMS\Site Explorer\Admin \Ex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Low</text:p>
          </table:table-cell>
          <table:table-cell office:value-type="float" office:value="52">
            <text:p>52</text:p>
          </table:table-cell>
          <table:table-cell table:style-name="Default"/>
          <table:table-cell table:number-columns-repeated="3"/>
          <table:table-cell office:value-type="string">
            <text:p>DMS\Site Explorer\Admin \Ex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9</text:p>
          </table:table-cell>
          <table:table-cell table:style-name="ce25" office:value-type="string">
            <text:p>FuncTest - Import nod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DMS\Site Explorer\Admin\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DMIN_09</text:p>
          </table:table-cell>
          <table:table-cell table:style-name="ce25" office:value-type="string">
            <text:p>FuncTest - Import node</text:p>
          </table:table-cell>
          <table:table-cell office:value-type="string">
            <text:p>Medium</text:p>
          </table:table-cell>
          <table:table-cell table:style-name="ce29" office:value-type="float" office:value="51">
            <text:p>51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Admin\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ADMIN_09</text:p>
          </table:table-cell>
          <table:table-cell table:style-name="ce25" office:value-type="string">
            <text:p>FuncTest - Import node</text:p>
          </table:table-cell>
          <table:table-cell office:value-type="string">
            <text:p>Low</text:p>
          </table:table-cell>
          <table:table-cell table:style-name="ce29" office:value-type="float" office:value="72">
            <text:p>72</text:p>
          </table:table-cell>
          <table:table-cell/>
          <table:table-cell table:style-name="ce25" table:number-columns-repeated="2"/>
          <table:table-cell/>
          <table:table-cell table:style-name="ce25" office:value-type="string">
            <text:p>DMS\Site Explorer\Admin\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DMS\Site Explorer\Admin\Hide_Sho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Admin\Hide_Sho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Admin\Hide_Sho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OLLABORATION_01</text:p>
          </table:table-cell>
          <table:table-cell table:style-name="ce25" office:value-type="string">
            <text:p>FuncTest - Watch/Unwat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DMS\Site Explorer\ Collaboration\Wat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OLLABORATION_01</text:p>
          </table:table-cell>
          <table:table-cell table:style-name="ce25" office:value-type="string">
            <text:p>FuncTest - Watch/Unwat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 Collaboration\Wat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OLLABORATION_01</text:p>
          </table:table-cell>
          <table:table-cell table:style-name="ce25" office:value-type="string">
            <text:p>FuncTest - Watch/Unwatch</text:p>
          </table:table-cell>
          <table:table-cell office:value-type="string">
            <text:p>Low</text:p>
          </table:table-cell>
          <table:table-cell table:style-name="ce29" office:value-type="float" office:value="26">
            <text:p>26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 Collaboration\Wat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DMS\Site Explorer\ Collaboration\ Mange 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Medium</text:p>
          </table:table-cell>
          <table:table-cell office:value-type="float" office:value="156">
            <text:p>15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 Collaboration\ Mange 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 Collaboration\ Mange 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OLLABORATION_03</text:p>
          </table:table-cell>
          <table:table-cell table:style-name="ce25" office:value-type="string">
            <text:p>FuncTest - Set localiz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DMS\Site Explorer\ Collaboration\ Multi Langu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OLLABORATION_03</text:p>
          </table:table-cell>
          <table:table-cell table:style-name="ce25" office:value-type="string">
            <text:p>FuncTest - Set localiz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 Collaboration\ Multi Langu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OLLABORATION_03</text:p>
          </table:table-cell>
          <table:table-cell table:style-name="ce25" office:value-type="string">
            <text:p>FuncTest - Set localize</text:p>
          </table:table-cell>
          <table:table-cell office:value-type="string">
            <text:p>Low</text:p>
          </table:table-cell>
          <table:table-cell table:style-name="ce29" office:value-type="float" office:value="73">
            <text:p>73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 Collaboration\ Multi Langu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DMS\Site Explorer\ Collaboration\ 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 Collaboration\ 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Low</text:p>
          </table:table-cell>
          <table:table-cell office:value-type="float" office:value="43">
            <text:p>4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 Collaboration\ 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OLLABORATION_05</text:p>
          </table:table-cell>
          <table:table-cell table:style-name="ce25" office:value-type="string">
            <text:p>FuncTest - Comm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DMS\Site Explorer\ Collaboration\Commen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OLLABORATION_05</text:p>
          </table:table-cell>
          <table:table-cell table:style-name="ce25" office:value-type="string">
            <text:p>FuncTest - Com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 Collaboration\Commen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OLLABORATION_05</text:p>
          </table:table-cell>
          <table:table-cell table:style-name="ce25" office:value-type="string">
            <text:p>FuncTest - Comment</text:p>
          </table:table-cell>
          <table:table-cell office:value-type="string">
            <text:p>Low</text:p>
          </table:table-cell>
          <table:table-cell table:style-name="ce29" office:value-type="float" office:value="36">
            <text:p>36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 Collaboration\Commen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DMS\Site Explorer\Create\Content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Medium</text:p>
          </table:table-cell>
          <table:table-cell office:value-type="float" office:value="20">
            <text:p>2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\Content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\Content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2</text:p>
          </table:table-cell>
          <table:table-cell table:style-name="ce25" office:value-type="string">
            <text:p>FuncTest - Create Document Folder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DMS\Site Explorer\Create\Document 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02</text:p>
          </table:table-cell>
          <table:table-cell table:style-name="ce25" office:value-type="string">
            <text:p>FuncTest - Create Document Folder</text:p>
          </table:table-cell>
          <table:table-cell office:value-type="string">
            <text:p>Medium</text:p>
          </table:table-cell>
          <table:table-cell table:style-name="ce29" office:value-type="float" office:value="22">
            <text:p>22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\Document 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02</text:p>
          </table:table-cell>
          <table:table-cell table:style-name="ce25" office:value-type="string">
            <text:p>FuncTest - Create Document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\Document 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DMS\Site Explorer\Create Node\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4</text:p>
          </table:table-cell>
          <table:table-cell table:style-name="ce25" office:value-type="string">
            <text:p>FuncTest - Create Article</text:p>
          </table:table-cell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DMS\Site Explorer\Create Node\Artic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04</text:p>
          </table:table-cell>
          <table:table-cell table:style-name="ce25" office:value-type="string">
            <text:p>FuncTest - Create Article</text:p>
          </table:table-cell>
          <table:table-cell office:value-type="string">
            <text:p>Medium</text:p>
          </table:table-cell>
          <table:table-cell table:style-name="ce29" office:value-type="float" office:value="9">
            <text:p>9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 Node\Artic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04</text:p>
          </table:table-cell>
          <table:table-cell table:style-name="ce25" office:value-type="string">
            <text:p>FuncTest - Create Article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 Node\Artic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High</text:p>
          </table:table-cell>
          <table:table-cell office:value-type="float" office:value="38">
            <text:p>38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DMS\Site Explorer\Create Node\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6</text:p>
          </table:table-cell>
          <table:table-cell table:style-name="ce25" office:value-type="string">
            <text:p>FuncTest - Create Podcast</text:p>
          </table:table-cell>
          <table:table-cell office:value-type="string">
            <text:p>High</text:p>
          </table:table-cell>
          <table:table-cell table:style-name="ce29" office:value-type="float" office:value="37">
            <text:p>37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DMS\Site Explorer\Create Node\Podcas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06</text:p>
          </table:table-cell>
          <table:table-cell table:style-name="ce25" office:value-type="string">
            <text:p>FuncTest - Create Podca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 Node\Podcas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06</text:p>
          </table:table-cell>
          <table:table-cell table:style-name="ce25" office:value-type="string">
            <text:p>FuncTest - Create Podca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 Node\Podcas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High</text:p>
          </table:table-cell>
          <table:table-cell office:value-type="float" office:value="53">
            <text:p>53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DMS\Site Explorer\Create Node\Sample N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Sample N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Sample N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8</text:p>
          </table:table-cell>
          <table:table-cell table:style-name="ce25" office:value-type="string">
            <text:p>FuncTest - Create File Plan</text:p>
          </table:table-cell>
          <table:table-cell office:value-type="string">
            <text:p>High</text:p>
          </table:table-cell>
          <table:table-cell table:style-name="ce29" office:value-type="float" office:value="44">
            <text:p>44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DMS\Site Explorer\Create Node\File Pla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08</text:p>
          </table:table-cell>
          <table:table-cell table:style-name="ce25" office:value-type="string">
            <text:p>FuncTest - Create File Pla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 Node\File Pla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08</text:p>
          </table:table-cell>
          <table:table-cell table:style-name="ce25" office:value-type="string">
            <text:p>FuncTest - Create File Pla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 Node\File Pla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DMS\Site Explorer\Create Node\Kofax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Kofax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Kofax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0</text:p>
          </table:table-cell>
          <table:table-cell table:style-name="ce25" office:value-type="string">
            <text:p>FuncTest - Create Document</text:p>
          </table:table-cell>
          <table:table-cell office:value-type="string">
            <text:p>High</text:p>
          </table:table-cell>
          <table:table-cell table:style-name="ce29" office:value-type="float" office:value="40">
            <text:p>40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DMS\Site Explorer\Create Node\Documen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10</text:p>
          </table:table-cell>
          <table:table-cell table:style-name="ce25" office:value-type="string">
            <text:p>FuncTest - Create Document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 Node\Documen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10</text:p>
          </table:table-cell>
          <table:table-cell table:style-name="ce25" office:value-type="string">
            <text:p>FuncTest - Create Document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 Node\Documen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High</text:p>
          </table:table-cell>
          <table:table-cell office:value-type="float" office:value="83">
            <text:p>83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DMS\Site Explorer\Create Node\Uploa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Medium</text:p>
          </table:table-cell>
          <table:table-cell office:value-type="float" office:value="21">
            <text:p>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Uploa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Low</text:p>
          </table:table-cell>
          <table:table-cell office:value-type="float" office:value="33">
            <text:p>3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Uploa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2</text:p>
          </table:table-cell>
          <table:table-cell table:style-name="ce25" office:value-type="string">
            <text:p>FuncTest - Other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DMS\Site Explorer\Create Node\Other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12</text:p>
          </table:table-cell>
          <table:table-cell table:style-name="ce25" office:value-type="string">
            <text:p>FuncTest - Others</text:p>
          </table:table-cell>
          <table:table-cell office:value-type="string">
            <text:p>Medium</text:p>
          </table:table-cell>
          <table:table-cell table:style-name="ce29" office:value-type="float" office:value="16">
            <text:p>16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 Node\Other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12</text:p>
          </table:table-cell>
          <table:table-cell table:style-name="ce25" office:value-type="string">
            <text:p>FuncTest - Others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 Explorer\Create Node\Other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DMS\Site Explorer\Create Node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Create Node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4</text:p>
          </table:table-cell>
          <table:table-cell table:style-name="ce25" office:value-type="string">
            <text:p>FuncTest - Free layout</text:p>
          </table:table-cell>
          <table:table-cell office:value-type="string">
            <text:p>High</text:p>
          </table:table-cell>
          <table:table-cell table:style-name="ce29"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DMS\Sites explorer\Create\ Content free layou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14</text:p>
          </table:table-cell>
          <table:table-cell table:style-name="ce25" office:value-type="string">
            <text:p>FuncTest - Free layout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s explorer\Create\ Content free layou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14</text:p>
          </table:table-cell>
          <table:table-cell table:style-name="ce25" office:value-type="string">
            <text:p>FuncTest - Free layou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/>
          <table:table-cell table:style-name="ce25" office:value-type="string">
            <text:p>DMS\Sites explorer\Create\ Content free layou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DMS\Sites explorer\Create\ Picture on head layou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s explorer\Create\ Picture on head layou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s explorer\Create\ Picture on head layou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6</text:p>
          </table:table-cell>
          <table:table-cell table:style-name="ce25" office:value-type="string">
            <text:p>FuncTest - CSS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DMS\Sites explorer\Create\CSS 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16</text:p>
          </table:table-cell>
          <table:table-cell table:style-name="ce25" office:value-type="string">
            <text:p>FuncTest - CSS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s explorer\Create\CSS 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16</text:p>
          </table:table-cell>
          <table:table-cell table:style-name="ce25" office:value-type="string">
            <text:p>FuncTest - C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s explorer\Create\CSS 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DMS\Sites explorer\Create\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s explorer\Create\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s explorer\Create\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8</text:p>
          </table:table-cell>
          <table:table-cell table:style-name="ce25" office:value-type="string">
            <text:p>FuncTest - JS file</text:p>
          </table:table-cell>
          <table:table-cell office:value-type="string">
            <text:p>High</text:p>
          </table:table-cell>
          <table:table-cell table:style-name="ce29" office:value-type="float" office:value="13">
            <text:p>13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DMS\Sites explorer\Create\JS 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18</text:p>
          </table:table-cell>
          <table:table-cell table:style-name="ce25" office:value-type="string">
            <text:p>FuncTest - JS file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s explorer\Create\JS 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CREATE_18</text:p>
          </table:table-cell>
          <table:table-cell table:style-name="ce25" office:value-type="string">
            <text:p>FuncTest - JS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s explorer\Create\JS 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DMS\Site Explorer\Infor\View Referenced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Infor\View Referenced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Infor\View Referenced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INFO_02</text:p>
          </table:table-cell>
          <table:table-cell table:style-name="ce25" office:value-type="string">
            <text:p>FuncTest - View node typ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DMS\Site Explorer\Infor\View Node 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INFO_02</text:p>
          </table:table-cell>
          <table:table-cell table:style-name="ce25" office:value-type="string">
            <text:p>FuncTest - View node typ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 Explorer\Infor\View Node 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INFO_02</text:p>
          </table:table-cell>
          <table:table-cell table:style-name="ce25" office:value-type="string">
            <text:p>FuncTest - View node type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 Explorer\Infor\View Node 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High</text:p>
          </table:table-cell>
          <table:table-cell office:value-type="float" office:value="58">
            <text:p>58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DMS\Site Explorer\Infor\ Permis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Medium</text:p>
          </table:table-cell>
          <table:table-cell office:value-type="float" office:value="44">
            <text:p>4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Infor\ Permis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Infor\ Permis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INFO_04</text:p>
          </table:table-cell>
          <table:table-cell table:style-name="ce25" office:value-type="string">
            <text:p>FuncTest - View metadata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DMS\Site Explorer\Infor\View 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INFO_04</text:p>
          </table:table-cell>
          <table:table-cell table:style-name="ce25" office:value-type="string">
            <text:p>FuncTest - View metadata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 Explorer\Infor\View 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INFO_04</text:p>
          </table:table-cell>
          <table:table-cell table:style-name="ce25" office:value-type="string">
            <text:p>FuncTest - View metadata</text:p>
          </table:table-cell>
          <table:table-cell office:value-type="string">
            <text:p>Low</text:p>
          </table:table-cell>
          <table:table-cell table:style-name="ce29" office:value-type="float" office:value="20">
            <text:p>2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 Explorer\Infor\View 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DMS\Site Explorer\Infor\Audit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Infor\Audit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Low</text:p>
          </table:table-cell>
          <table:table-cell office:value-type="float" office:value="24">
            <text:p>2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Infor\Audit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INFO_06</text:p>
          </table:table-cell>
          <table:table-cell table:style-name="ce25" office:value-type="string">
            <text:p>FuncTest - Show/Hide rel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DMS\Site Explorer\Infor\ShowHide 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INFO_06</text:p>
          </table:table-cell>
          <table:table-cell table:style-name="ce25" office:value-type="string">
            <text:p>FuncTest - Show/Hide rel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 Explorer\Infor\ShowHide 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INFO_06</text:p>
          </table:table-cell>
          <table:table-cell table:style-name="ce25" office:value-type="string">
            <text:p>FuncTest - Show/Hide relation</text:p>
          </table:table-cell>
          <table:table-cell office:value-type="string">
            <text:p>Low</text:p>
          </table:table-cell>
          <table:table-cell table:style-name="ce29" office:value-type="float" office:value="9">
            <text:p>9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 Explorer\Infor\ShowHide 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DMS\Site Explorer\Infor\Show Hide JC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Infor\Show Hide JC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Infor\Show Hide JC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SEARCH_01</text:p>
          </table:table-cell>
          <table:table-cell table:style-name="ce25" office:value-type="string">
            <text:p>FuncTest - Simpl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DMS\Site Explorer\Search\Simp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SEARCH_01</text:p>
          </table:table-cell>
          <table:table-cell table:style-name="ce25" office:value-type="string">
            <text:p>FuncTest - Sim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 Explorer\Search\Simp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SEARCH_01</text:p>
          </table:table-cell>
          <table:table-cell table:style-name="ce25" office:value-type="string">
            <text:p>FuncTest - Simple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 Explorer\Search\Simp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DMS\Site Explorer\Search\Advanced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Search\Advanced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96">
            <text:p>9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DMS\Site Explorer\Search\Advanced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SEARCH_03</text:p>
          </table:table-cell>
          <table:table-cell table:style-name="ce25" office:value-type="string">
            <text:p>FuncTest - Advance search/Manage que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DMS\Site Explorer\Search\Advanced\Manage Quer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SEARCH_03</text:p>
          </table:table-cell>
          <table:table-cell table:style-name="ce25" office:value-type="string">
            <text:p>FuncTest - Advance search/Manage que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 Explorer\Search\Advanced\Manage Quer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FEX_SEARCH_03</text:p>
          </table:table-cell>
          <table:table-cell table:style-name="ce25" office:value-type="string">
            <text:p>FuncTest - Advance search/Manage query</text:p>
          </table:table-cell>
          <table:table-cell office:value-type="string">
            <text:p>Low</text:p>
          </table:table-cell>
          <table:table-cell table:style-name="ce29" office:value-type="float" office:value="56">
            <text:p>56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DMS\Site Explorer\Search\Advanced\Manage Quer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Banner-Footer\Banner\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Banner-Footer\Banner\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Banner-Footer\Banner\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BF_02</text:p>
          </table:table-cell>
          <table:table-cell table:style-name="ce25" office:value-type="string">
            <text:p>FuncTest - Edit foot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Banner-Footer\Footer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BF_02</text:p>
          </table:table-cell>
          <table:table-cell table:style-name="ce25" office:value-type="string">
            <text:p>FuncTest - Edit footer</text:p>
          </table:table-cell>
          <table:table-cell office:value-type="string">
            <text:p>Medium</text:p>
          </table:table-cell>
          <table:table-cell table:style-name="ce29" office:value-type="float" office:value="13">
            <text:p>13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Banner-Footer\Footer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BF_02</text:p>
          </table:table-cell>
          <table:table-cell table:style-name="ce25" office:value-type="string">
            <text:p>FuncTest - Edit foo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Banner-Footer\Footer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Banner-Footer\Homepage\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Banner-Footer\Homepage\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Banner-Footer\Homepage\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AT_01</text:p>
          </table:table-cell>
          <table:table-cell table:style-name="ce25" office:value-type="string">
            <text:p>FuncTest - Category Navigation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Categories\Category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CAT_01</text:p>
          </table:table-cell>
          <table:table-cell table:style-name="ce25" office:value-type="string">
            <text:p>FuncTest - Category Navigation</text:p>
          </table:table-cell>
          <table:table-cell office:value-type="string">
            <text:p>Medium</text:p>
          </table:table-cell>
          <table:table-cell table:style-name="ce29" office:value-type="float" office:value="42">
            <text:p>42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Categories\Category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CAT_01</text:p>
          </table:table-cell>
          <table:table-cell table:style-name="ce25" office:value-type="string">
            <text:p>FuncTest - Category Navig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Categories\Category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High</text:p>
          </table:table-cell>
          <table:table-cell office:value-type="float" office:value="14">
            <text:p>14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Categories\PCL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Medium</text:p>
          </table:table-cell>
          <table:table-cell office:value-type="float" office:value="67">
            <text:p>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Categories\PCL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Low</text:p>
          </table:table-cell>
          <table:table-cell office:value-type="float" office:value="16">
            <text:p>1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Categories\PCL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AT_03</text:p>
          </table:table-cell>
          <table:table-cell table:style-name="ce25" office:value-type="string">
            <text:p>FuncTest - Tag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Categories\Ta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CAT_03</text:p>
          </table:table-cell>
          <table:table-cell table:style-name="ce25" office:value-type="string">
            <text:p>FuncTest - Ta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Categories\Ta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CAT_03</text:p>
          </table:table-cell>
          <table:table-cell table:style-name="ce25" office:value-type="string">
            <text:p>FuncTest - Ta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Categories\Ta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CBQ_01</text:p>
          </table:table-cell>
          <table:table-cell office:value-type="string">
            <text:p>FuncTest - Content by query</text:p>
          </table:table-cell>
          <table:table-cell table:style-name="Default" office:value-type="string">
            <text:p>High</text:p>
          </table:table-cell>
          <table:table-cell office:value-type="float" office:value="28">
            <text:p>28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Viewers\Contents 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CBQ_01</text:p>
          </table:table-cell>
          <table:table-cell office:value-type="string">
            <text:p>FuncTest - Content by que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Contents 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CBQ_01</text:p>
          </table:table-cell>
          <table:table-cell office:value-type="string">
            <text:p>FuncTest - Content by que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Contents 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LV_01</text:p>
          </table:table-cell>
          <table:table-cell table:style-name="ce25" office:value-type="string">
            <text:p>FuncTest - Add new\Select_Fold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Viewers\List Content\Add new\Select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CLV_01</text:p>
          </table:table-cell>
          <table:table-cell table:style-name="ce25" office:value-type="string">
            <text:p>FuncTest - Add new\Select_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List Content\Add new\Select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CLV_01</text:p>
          </table:table-cell>
          <table:table-cell table:style-name="ce25" office:value-type="string">
            <text:p>FuncTest - Add new\Select_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List Content\Add new\Select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High</text:p>
          </table:table-cell>
          <table:table-cell office:value-type="float" office:value="25">
            <text:p>25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Viewers\List Content\Add new\Select_Cont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Medium</text:p>
          </table:table-cell>
          <table:table-cell office:value-type="float" office:value="47">
            <text:p>4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List Content\Add new\Select_Cont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List Content\Add new\Select_Cont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LV_03</text:p>
          </table:table-cell>
          <table:table-cell table:style-name="ce25" office:value-type="string">
            <text:p>FuncTest -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Viewers\List Content\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CLV_03</text:p>
          </table:table-cell>
          <table:table-cell table:style-name="ce25" office:value-type="string">
            <text:p>FuncTest - Setting</text:p>
          </table:table-cell>
          <table:table-cell office:value-type="string">
            <text:p>Medium</text:p>
          </table:table-cell>
          <table:table-cell table:style-name="ce29" office:value-type="float" office:value="39">
            <text:p>39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List Content\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CLV_03</text:p>
          </table:table-cell>
          <table:table-cell table:style-name="ce25" office:value-type="string">
            <text:p>Func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List Content\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Viewers\List Content\Oth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Medium</text:p>
          </table:table-cell>
          <table:table-cell office:value-type="float" office:value="35">
            <text:p>3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List Content\Oth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List Content\Oth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LV_05</text:p>
          </table:table-cell>
          <table:table-cell table:style-name="ce25" office:value-type="string">
            <text:p>FuncTest - Fast edit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Viewers\List content\Edit Ic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CLV_05</text:p>
          </table:table-cell>
          <table:table-cell table:style-name="ce25" office:value-type="string">
            <text:p>FuncTest - Fast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List content\Edit Ic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CLV_05</text:p>
          </table:table-cell>
          <table:table-cell table:style-name="ce25" office:value-type="string">
            <text:p>FuncTest - Fast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List content\Edit Ic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CLV_06</text:p>
          </table:table-cell>
          <table:table-cell office:value-type="string">
            <text:p>FuncTest - Fast edit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Viewers\List content\Publish Ic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CLV_06</text:p>
          </table:table-cell>
          <table:table-cell office:value-type="string">
            <text:p>FuncTest - Fast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List content\Publish Ic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CLV_06</text:p>
          </table:table-cell>
          <table:table-cell office:value-type="string">
            <text:p>FuncTest - Fast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List content\Publish Ic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FORM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Form Genera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FORM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Form Genera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FORM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11">
            <text:p>11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Form Genera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FCC portl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27">
            <text:p>2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FCC portl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FCC portl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MICS_01.001</text:p>
          </table:table-cell>
          <table:table-cell table:style-name="ce25" office:value-type="string">
            <text:p>FuncTest - Other check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Site Admin Toolbar\Edit Mod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MICS_01.001</text:p>
          </table:table-cell>
          <table:table-cell table:style-name="ce25" office:value-type="string">
            <text:p>FuncTest - Other check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Site Admin Toolbar\Edit Mod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MICS_01.001</text:p>
          </table:table-cell>
          <table:table-cell table:style-name="ce25" office:value-type="string">
            <text:p>FuncTest - Other check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Site Admin Toolbar\Edit Mod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Newsletter\Vie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Newsletter\Vie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Newsletter\Vie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NEWS_02</text:p>
          </table:table-cell>
          <table:table-cell table:style-name="ce25" office:value-type="string">
            <text:p>FuncTest - Category </text:p>
          </table:table-cell>
          <table:table-cell office:value-type="string">
            <text:p>High</text:p>
          </table:table-cell>
          <table:table-cell table:style-name="ce29" office:value-type="float" office:value="19">
            <text:p>19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Newsletter\Management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NEWS_02</text:p>
          </table:table-cell>
          <table:table-cell table:style-name="ce25" office:value-type="string">
            <text:p>FuncTest - Category </text:p>
          </table:table-cell>
          <table:table-cell office:value-type="string">
            <text:p>Medium</text:p>
          </table:table-cell>
          <table:table-cell table:style-name="ce29" office:value-type="float" office:value="36">
            <text:p>36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Newsletter\Management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NEWS_02</text:p>
          </table:table-cell>
          <table:table-cell table:style-name="ce25" office:value-type="string">
            <text:p>FuncTest - Category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Newsletter\Management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High</text:p>
          </table:table-cell>
          <table:table-cell office:value-type="float" office:value="34">
            <text:p>34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Newsletter\Management Subscrip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Medium</text:p>
          </table:table-cell>
          <table:table-cell office:value-type="float" office:value="31">
            <text:p>3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Newsletter\Management Subscrip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Newsletter\Management Subscrip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NEWS_04</text:p>
          </table:table-cell>
          <table:table-cell table:style-name="ce25" office:value-type="string">
            <text:p>FuncTest - Newsletter 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Newsletter\Management New 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NEWS_04</text:p>
          </table:table-cell>
          <table:table-cell table:style-name="ce25" office:value-type="string">
            <text:p>FuncTest - Newsletter </text:p>
          </table:table-cell>
          <table:table-cell office:value-type="string">
            <text:p>Medium</text:p>
          </table:table-cell>
          <table:table-cell table:style-name="ce29" office:value-type="float" office:value="47">
            <text:p>47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Newsletter\Management New 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NEWS_04</text:p>
          </table:table-cell>
          <table:table-cell table:style-name="ce25" office:value-type="string">
            <text:p>FuncTest - Newslett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Newsletter\Management New 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Newsletter\Management\Administr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Newsletter\Management\Administr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Low</text:p>
          </table:table-cell>
          <table:table-cell office:value-type="float" office:value="7">
            <text:p>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Newsletter\Management\Administr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CV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23">
            <text:p>23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Viewers\Single content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CV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49">
            <text:p>49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Single content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CV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Single content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Viewers\Single content\Sett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Single content\Sett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Single content\Sett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CV_03</text:p>
          </table:table-cell>
          <table:table-cell table:style-name="ce25" office:value-type="string">
            <text:p>FuncTest - Other checks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Viewers\Single content\Oth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CV_03</text:p>
          </table:table-cell>
          <table:table-cell table:style-name="ce25" office:value-type="string">
            <text:p>FuncTest - Other check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Single content\Oth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CV_03</text:p>
          </table:table-cell>
          <table:table-cell table:style-name="ce25" office:value-type="string">
            <text:p>FuncTest - Other check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Single content\Oth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SCV_04</text:p>
          </table:table-cell>
          <table:table-cell office:value-type="string">
            <text:p>FuncTest - Fast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Viewers\Single content\Edit Ic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SCV_04</text:p>
          </table:table-cell>
          <table:table-cell office:value-type="string">
            <text:p>FuncTest - Fast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Single content\Edit Ic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SCV_04</text:p>
          </table:table-cell>
          <table:table-cell office:value-type="string">
            <text:p>FuncTest - Fast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Viewers\Single content\Edit Ic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CV_05</text:p>
          </table:table-cell>
          <table:table-cell table:style-name="ce25" office:value-type="string">
            <text:p>FuncTest - Fast edit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Viewers\Single content\Publish Ic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CV_05</text:p>
          </table:table-cell>
          <table:table-cell table:style-name="ce25" office:value-type="string">
            <text:p>FuncTest - Fast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Single content\Publish Ic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CV_05</text:p>
          </table:table-cell>
          <table:table-cell table:style-name="ce25" office:value-type="string">
            <text:p>FuncTest - Fast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Viewers\Single content\Publish Ic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Search\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Medium</text:p>
          </table:table-cell>
          <table:table-cell office:value-type="float" office:value="60">
            <text:p>6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Search\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Search\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EARCH_02</text:p>
          </table:table-cell>
          <table:table-cell table:style-name="ce25" office:value-type="string">
            <text:p>FuncTest -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Search\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EARCH_02</text:p>
          </table:table-cell>
          <table:table-cell table:style-name="ce25" office:value-type="string">
            <text:p>FuncTest - Setting</text:p>
          </table:table-cell>
          <table:table-cell office:value-type="string">
            <text:p>Medium</text:p>
          </table:table-cell>
          <table:table-cell table:style-name="ce29" office:value-type="float" office:value="18">
            <text:p>18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Search\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EARCH_02</text:p>
          </table:table-cell>
          <table:table-cell table:style-name="ce25" office:value-type="string">
            <text:p>Func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Search\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Search\Textbox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Search\Textbox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Search\Textbox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EO_01</text:p>
          </table:table-cell>
          <table:table-cell table:style-name="ce25" office:value-type="string">
            <text:p>FuncTest - Appearance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SEO\Appearanc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EO_01</text:p>
          </table:table-cell>
          <table:table-cell table:style-name="ce25" office:value-type="string">
            <text:p>FuncTest - Appearan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SEO\Appearanc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EO_01</text:p>
          </table:table-cell>
          <table:table-cell table:style-name="ce25" office:value-type="string">
            <text:p>FuncTest - Appearan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SEO\Appearanc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FNC_ECMS_WCM_SEO_02</text:p>
          </table:table-cell>
          <table:table-cell office:value-type="string">
            <text:p>FuncTest - Metadata</text:p>
          </table:table-cell>
          <table:table-cell table:style-name="Default" office:value-type="string">
            <text:p>High</text:p>
          </table:table-cell>
          <table:table-cell office:value-type="float" office:value="37">
            <text:p>37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CM\SEO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SEO_02</text:p>
          </table:table-cell>
          <table:table-cell office:value-type="string">
            <text:p>FuncTest - Metadata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SEO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FNC_ECMS_WCM_SEO_02</text:p>
          </table:table-cell>
          <table:table-cell office:value-type="string">
            <text:p>FuncTest -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WCM\SEO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EO_03</text:p>
          </table:table-cell>
          <table:table-cell table:style-name="ce25" office:value-type="string">
            <text:p>FuncTest - Site Map</text:p>
          </table:table-cell>
          <table:table-cell office:value-type="string">
            <text:p>High</text:p>
          </table:table-cell>
          <table:table-cell table:style-name="ce29" office:value-type="float" office:value="26">
            <text:p>26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CM\SEO\Site Ma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EO_03</text:p>
          </table:table-cell>
          <table:table-cell table:style-name="ce25" office:value-type="string">
            <text:p>FuncTest - Site Ma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SEO\Site Ma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FNC_ECMS_WCM_SEO_03</text:p>
          </table:table-cell>
          <table:table-cell table:style-name="ce25" office:value-type="string">
            <text:p>FuncTest - Site Ma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WCM\SEO\Site Map</text:p>
          </table:table-cell>
          <table:table-cell table:style-name="ce25" table:number-columns-repeated="6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7/27/2012</text:date>, <text:time>16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7T16:56:19</dc:date>
    <dc:creator>exoplatform </dc:creator>
    <meta:editing-duration>PT2H21M17S</meta:editing-duration>
    <meta:editing-cycles>19</meta:editing-cycles>
    <meta:generator>LibreOffice/3.4$Unix LibreOffice_project/340m1$Build-402</meta:generator>
    <meta:document-statistic meta:table-count="2" meta:cell-count="1899" meta:object-count="0"/>
    <meta:user-defined meta:name="Info 1"/>
    <meta:user-defined meta:name="Info 2"/>
    <meta:user-defined meta:name="Info 3"/>
    <meta:user-defined meta:name="Info 4"/>
  </office:meta>
</office:document-meta>
</file>